
<file path=META-INF/manifest.xml><?xml version="1.0" encoding="utf-8"?>
<manifest:manifes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>
  <manifest:file-entry manifest:full-path="/" manifest:media-type="application/vnd.oasis.opendocument.spreadsheet"/>
  <manifest:file-entry manifest:full-path="styles.xml" manifest:media-type="text/xml"/>
  <manifest:file-entry manifest:full-path="content.xml" manifest:media-type="text/xml"/>
  <manifest:file-entry manifest:full-path="meta.xml" manifest:media-type="text/xml"/>
</manifest:manifest>
</file>

<file path=content.xml><?xml version="1.0" encoding="utf-8"?>
<office:document-content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automatic-styles/>
  <office:body>
    <office:spreadsheet>
      <table:table table:name="Sheet1">
        <table:table-row>
          <table:table-cell table:style-name="pd1" office:value-type="string" office:value="Region">
            <text:p>Region</text:p>
          </table:table-cell>
          <table:table-cell table:style-name="pd1" office:value-type="string" office:value="Dating_Method">
            <text:p>Dating_Method</text:p>
          </table:table-cell>
          <table:table-cell table:style-name="pd1" office:value-type="string" office:value="LAB_ID">
            <text:p>LAB_ID</text:p>
          </table:table-cell>
          <table:table-cell table:style-name="pd1" office:value-type="string" office:value="Latitude">
            <text:p>Latitude</text:p>
          </table:table-cell>
          <table:table-cell table:style-name="pd1" office:value-type="string" office:value="Longitude">
            <text:p>Longitude</text:p>
          </table:table-cell>
          <table:table-cell table:style-name="pd1" office:value-type="string" office:value="age">
            <text:p>age</text:p>
          </table:table-cell>
          <table:table-cell table:style-name="pd1" office:value-type="string" office:value="error">
            <text:p>error</text:p>
          </table:table-cell>
          <table:table-cell table:style-name="pd1" office:value-type="string" office:value="Material">
            <text:p>Material</text:p>
          </table:table-cell>
          <table:table-cell table:style-name="pd1" office:value-type="string" office:value="Curve">
            <text:p>Curve</text:p>
          </table:table-cell>
          <table:table-cell table:style-name="pd1" office:value-type="string" office:value="Reservoir_age">
            <text:p>Reservoir_age</text:p>
          </table:table-cell>
          <table:table-cell table:style-name="pd1" office:value-type="string" office:value="Reservoir_error">
            <text:p>Reservoir_error</text:p>
          </table:table-cell>
          <table:table-cell table:style-name="pd1" office:value-type="string" office:value="type">
            <text:p>type</text:p>
          </table:table-cell>
          <table:table-cell table:style-name="pd1" office:value-type="string" office:value="RSL">
            <text:p>RSL</text:p>
          </table:table-cell>
          <table:table-cell table:style-name="pd1" office:value-type="string" office:value="RSL_2sigma_upper">
            <text:p>RSL_2sigma_upper</text:p>
          </table:table-cell>
          <table:table-cell table:style-name="pd1" office:value-type="string" office:value="RSL_2sigma_lower">
            <text:p>RSL_2sigma_lower</text:p>
          </table:table-cell>
          <table:table-cell table:style-name="pd1" office:value-type="string" office:value="Reference">
            <text:p>Reference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5">
            <text:p>KIA33185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9770.0">
            <text:p>9770.0</text:p>
          </table:table-cell>
          <table:table-cell office:value-type="float" office:value="109.66">
            <text:p>109.66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.7">
            <text:p>-3.7</text:p>
          </table:table-cell>
          <table:table-cell office:value-type="float" office:value="1.1034491379306977">
            <text:p>1.1034491379306977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LU-5181">
            <text:p>LU-5181</text:p>
          </table:table-cell>
          <table:table-cell office:value-type="float" office:value="73.58">
            <text:p>73.58</text:p>
          </table:table-cell>
          <table:table-cell office:value-type="float" office:value="117.11">
            <text:p>117.11</text:p>
          </table:table-cell>
          <table:table-cell office:value-type="float" office:value="1070.0">
            <text:p>1070.0</text:p>
          </table:table-cell>
          <table:table-cell office:value-type="float" office:value="119.83">
            <text:p>119.83</text:p>
          </table:table-cell>
          <table:table-cell office:value-type="string" office:value="driftwood on the surface of a marine terrace">
            <text:p>driftwood on the surface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3.0">
            <text:p>3.0</text:p>
          </table:table-cell>
          <table:table-cell office:value-type="float" office:value="3.2480917474726603">
            <text:p>3.2480917474726603</text:p>
          </table:table-cell>
          <table:table-cell office:value-type="float" office:value="3.2480917474726603">
            <text:p>3.2480917474726603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91">
            <text:p>KIA33191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2555.0">
            <text:p>2555.0</text:p>
          </table:table-cell>
          <table:table-cell office:value-type="float" office:value="25.0">
            <text:p>2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95.0">
            <text:p>-95.0</text:p>
          </table:table-cell>
          <table:table-cell office:value-type="float" office:value="61.0">
            <text:p>61.0</text:p>
          </table:table-cell>
          <table:table-cell office:value-type="float" office:value="-1.0">
            <text:p>-1.0</text:p>
          </table:table-cell>
          <table:table-cell office:value-type="float" office:value="-7.0">
            <text:p>-7.0</text:p>
          </table:table-cell>
          <table:table-cell office:value-type="float" office:value="1.1034491379306977">
            <text:p>1.1034491379306977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90">
            <text:p>KIA33190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1290.0">
            <text:p>1290.0</text:p>
          </table:table-cell>
          <table:table-cell office:value-type="float" office:value="25.0">
            <text:p>25.0</text:p>
          </table:table-cell>
          <table:table-cell office:value-type="string" office:value="shells">
            <text:p>shells</text:p>
          </table:table-cell>
          <table:table-cell office:value-type="string" office:value="marine">
            <text:p>marine</text:p>
          </table:table-cell>
          <table:table-cell office:value-type="float" office:value="-95.0">
            <text:p>-95.0</text:p>
          </table:table-cell>
          <table:table-cell office:value-type="float" office:value="61.0">
            <text:p>61.0</text:p>
          </table:table-cell>
          <table:table-cell office:value-type="float" office:value="-1.0">
            <text:p>-1.0</text:p>
          </table:table-cell>
          <table:table-cell office:value-type="float" office:value="-11.0">
            <text:p>-11.0</text:p>
          </table:table-cell>
          <table:table-cell office:value-type="float" office:value="1.1070682002478438">
            <text:p>1.1070682002478438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9">
            <text:p>KIA33189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7570.0">
            <text:p>7570.0</text:p>
          </table:table-cell>
          <table:table-cell office:value-type="float" office:value="116.62">
            <text:p>116.62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6.0">
            <text:p>-36.0</text:p>
          </table:table-cell>
          <table:table-cell office:value-type="float" office:value="1.2512393855693642">
            <text:p>1.2512393855693642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7">
            <text:p>KIA33187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7705.0">
            <text:p>7705.0</text:p>
          </table:table-cell>
          <table:table-cell office:value-type="float" office:value="114.13">
            <text:p>114.13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-3.5901000000000005">
            <text:p>-3.5901000000000005</text:p>
          </table:table-cell>
          <table:table-cell office:value-type="float" office:value="1.1034491379306977">
            <text:p>1.1034491379306977</text:p>
          </table:table-cell>
          <table:table-cell office:value-type="float" office:value="1.1034038245356956">
            <text:p>1.1034038245356956</text:p>
          </table:table-cell>
          <table:table-cell office:value-type="string" office:value="WinterfeldEtal2011,BaranskayaEtal2018">
            <text:p>WinterfeldEtal2011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33186">
            <text:p>KIA33186</text:p>
          </table:table-cell>
          <table:table-cell office:value-type="float" office:value="73.59">
            <text:p>73.59</text:p>
          </table:table-cell>
          <table:table-cell office:value-type="float" office:value="117.12">
            <text:p>117.12</text:p>
          </table:table-cell>
          <table:table-cell office:value-type="float" office:value="9810.0">
            <text:p>9810.0</text:p>
          </table:table-cell>
          <table:table-cell office:value-type="float" office:value="107.7">
            <text:p>107.7</text:p>
          </table:table-cell>
          <table:table-cell office:value-type="string" office:value="macroscopic plant remains">
            <text:p>macroscopic plant remains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-1.0">
            <text:p>-1.0</text:p>
          </table:table-cell>
          <table:table-cell office:value-type="float" office:value="7.0">
            <text:p>7.0</text:p>
          </table:table-cell>
          <table:table-cell office:value-type="float" office:value="2.727874630550312">
            <text:p>2.727874630550312</text:p>
          </table:table-cell>
          <table:table-cell office:value-type="float" office:value="2.727214696352306">
            <text:p>2.727214696352306</text:p>
          </table:table-cell>
          <table:table-cell office:value-type="string" office:value="WinterfeldEtal2011,BolshiyanovEtal2013,BaranskayaEtal2018">
            <text:p>WinterfeldEtal2011,BolshiyanovEtal2013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-1883">
            <text:p>KIA-1883</text:p>
          </table:table-cell>
          <table:table-cell office:value-type="float" office:value="75.2">
            <text:p>75.2</text:p>
          </table:table-cell>
          <table:table-cell office:value-type="float" office:value="115.61">
            <text:p>115.61</text:p>
          </table:table-cell>
          <table:table-cell office:value-type="float" office:value="10310.0">
            <text:p>10310.0</text:p>
          </table:table-cell>
          <table:table-cell office:value-type="float" office:value="122.07">
            <text:p>122.07</text:p>
          </table:table-cell>
          <table:table-cell office:value-type="string" office:value="plant detritus">
            <text:p>plant detritus</text:p>
          </table:table-cell>
          <table:table-cell office:value-type="string" office:value="marine">
            <text:p>marine</text:p>
          </table:table-cell>
          <table:table-cell office:value-type="float" office:value="-95.0">
            <text:p>-95.0</text:p>
          </table:table-cell>
          <table:table-cell office:value-type="float" office:value="61.0">
            <text:p>61.0</text:p>
          </table:table-cell>
          <table:table-cell office:value-type="float" office:value="1.0">
            <text:p>1.0</text:p>
          </table:table-cell>
          <table:table-cell office:value-type="float" office:value="-47.84">
            <text:p>-47.84</text:p>
          </table:table-cell>
          <table:table-cell office:value-type="float" office:value="1.1443138730261029">
            <text:p>1.1443138730261029</text:p>
          </table:table-cell>
          <table:table-cell office:value-type="float" office:value="1.1437219941926449">
            <text:p>1.1437219941926449</text:p>
          </table:table-cell>
          <table:table-cell office:value-type="string" office:value="BauchEtal1999,BaranskayaEtal2018">
            <text:p>BauchEtal1999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LU-5184">
            <text:p>LU-5184</text:p>
          </table:table-cell>
          <table:table-cell office:value-type="float" office:value="73.58">
            <text:p>73.58</text:p>
          </table:table-cell>
          <table:table-cell office:value-type="float" office:value="117.11">
            <text:p>117.11</text:p>
          </table:table-cell>
          <table:table-cell office:value-type="float" office:value="970.0">
            <text:p>970.0</text:p>
          </table:table-cell>
          <table:table-cell office:value-type="float" office:value="119.83">
            <text:p>119.83</text:p>
          </table:table-cell>
          <table:table-cell office:value-type="string" office:value="driftwood on the surface of a marine terrace">
            <text:p>driftwood on the surface of a marine terrace</text:p>
          </table:table-cell>
          <table:table-cell office:value-type="string" office:value="terrestrial">
            <text:p>terrestrial</text:p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0.0">
            <text:p/>
          </table:table-cell>
          <table:table-cell office:value-type="float" office:value="1.3">
            <text:p>1.3</text:p>
          </table:table-cell>
          <table:table-cell office:value-type="float" office:value="3.2480917474726603">
            <text:p>3.2480917474726603</text:p>
          </table:table-cell>
          <table:table-cell office:value-type="float" office:value="3.2480917474726603">
            <text:p>3.2480917474726603</text:p>
          </table:table-cell>
          <table:table-cell office:value-type="string" office:value="BolshiyanovEtal2013,BaranskayaEtal2018">
            <text:p>BolshiyanovEtal2013,BaranskayaEtal2018</text:p>
          </table:table-cell>
        </table:table-row>
        <table:table-row>
          <table:table-cell office:value-type="string" office:value="West_Laptev_Sea">
            <text:p>West_Laptev_Sea</text:p>
          </table:table-cell>
          <table:table-cell office:value-type="string" office:value="radiocarbon">
            <text:p>radiocarbon</text:p>
          </table:table-cell>
          <table:table-cell office:value-type="string" office:value="KIA-1817">
            <text:p>KIA-1817</text:p>
          </table:table-cell>
          <table:table-cell office:value-type="float" office:value="75.2">
            <text:p>75.2</text:p>
          </table:table-cell>
          <table:table-cell office:value-type="float" office:value="115.61">
            <text:p>115.61</text:p>
          </table:table-cell>
          <table:table-cell office:value-type="float" office:value="9740.0">
            <text:p>9740.0</text:p>
          </table:table-cell>
          <table:table-cell office:value-type="float" office:value="50.0">
            <text:p>50.0</text:p>
          </table:table-cell>
          <table:table-cell office:value-type="string" office:value="bivalve">
            <text:p>bivalve</text:p>
          </table:table-cell>
          <table:table-cell office:value-type="string" office:value="marine">
            <text:p>marine</text:p>
          </table:table-cell>
          <table:table-cell office:value-type="float" office:value="-95.0">
            <text:p>-95.0</text:p>
          </table:table-cell>
          <table:table-cell office:value-type="float" office:value="61.0">
            <text:p>61.0</text:p>
          </table:table-cell>
          <table:table-cell office:value-type="float" office:value="-1.0">
            <text:p>-1.0</text:p>
          </table:table-cell>
          <table:table-cell office:value-type="float" office:value="-47.57">
            <text:p>-47.57</text:p>
          </table:table-cell>
          <table:table-cell office:value-type="float" office:value="1.1093628621871205">
            <text:p>1.1093628621871205</text:p>
          </table:table-cell>
          <table:table-cell office:value-type="float" office:value="1.1089183919477574">
            <text:p>1.1089183919477574</text:p>
          </table:table-cell>
          <table:table-cell office:value-type="string" office:value="BauchEtal1999,BaranskayaEtal2018">
            <text:p>BauchEtal1999,BaranskayaEtal2018</text:p>
          </table:table-cell>
        </table:table-row>
      </table:table>
    </office:spreadsheet>
  </office:body>
</office:document-content>
</file>

<file path=styles.xml><?xml version="1.0" encoding="utf-8"?>
<office:document-styles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styles>
    <style:style style:name="pd1" style:family="table-cell" style:display-name="pd1">
      <style:text-properties fo:font-weight="bold"/>
      <style:table-cell-properties fo:border-top="0.75pt solid #000000"/>
      <style:table-cell-properties fo:border-right="0.75pt solid #000000"/>
      <style:table-cell-properties fo:border-bottom="0.75pt solid #000000"/>
      <style:table-cell-properties fo:border-left="0.75pt solid #000000"/>
      <style:paragraph-properties fo:text-align="center"/>
      <style:table-cell-properties style:vertical-align="top"/>
    </style:style>
  </office:styles>
  <office:automatic-styles/>
</office:document-styles>
</file>

<file path=meta.xml><?xml version="1.0" encoding="utf-8"?>
<office:document-meta xmlns:office="urn:oasis:names:tc:opendocument:xmlns:office:1.0" xmlns:text="urn:oasis:names:tc:opendocument:xmlns:text:1.0" xmlns:meta="urn:oasis:names:tc:opendocument:xmlns:meta:1.0" xmlns:table="urn:oasis:names:tc:opendocument:xmlns:table:1.0" xmlns:style="urn:oasis:names:tc:opendocument:xmlns:style:1.0" xmlns:fo="urn:oasis:names:tc:opendocument:xmlns:xsl-fo-compatible:1.0" xmlns:manifest="urn:oasis:names:tc:opendocument:xmlns:manifest:1.0" xmlns:chart="urn:oasis:names:tc:opendocument:xmlns:chart:1.0" xmlns:draw="urn:oasis:names:tc:opendocument:xmlns:drawing:1.0" xmlns:presentation="urn:oasis:names:tc:opendocument:xmlns:presentation:1.0" office:version="1.2">
  <office:meta>
    <meta:generator>ODFPY/1.4.1</meta:generator>
  </office:meta>
</office:document-meta>
</file>